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5646in"/>
    </style:style>
    <style:style style:name="Table1.B" style:family="table-column">
      <style:table-column-properties style:column-width="2.1271in"/>
    </style:style>
    <style:style style:name="Table1.C" style:family="table-column">
      <style:table-column-properties style:column-width="1.5354in"/>
    </style:style>
    <style:style style:name="Table1.D" style:family="table-column">
      <style:table-column-properties style:column-width="1.697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h text:style-name="Heading_20_2" text:outline-level="2">🧠 1️⃣ Project Goal (recap)</text:h>
      <text:p text:style-name="Text_20_body"><text:span text:style-name="Strong_20_Emphasis">Title:</text:span> <text:span text:style-name="Emphasis">Machine Learning-Based Beamforming for Smart Antenna 5G Network</text:span><text:line-break/><text:span text:style-name="Strong_20_Emphasis">Objective:</text:span><text:line-break/>Design, simulate, and optimize beamforming in a 5G smart antenna using ML techniques (clustering + reinforcement learning) to enhance real-time beam selection and direction control.</text:p>
      <text:p text:style-name="Horizontal_20_Line"/>
      <text:h text:style-name="Heading_20_2" text:outline-level="2">🧩 2️⃣ Key Phases &amp; Deliverables (logical order)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Phase</text:p>
            </table:table-cell>
            <table:table-cell table:style-name="Table1.A1" office:value-type="string">
              <text:p text:style-name="Table_20_Heading">Goal</text:p>
            </table:table-cell>
            <table:table-cell table:style-name="Table1.A1" office:value-type="string">
              <text:p text:style-name="Table_20_Heading">Main Tools</text:p>
            </table:table-cell>
            <table:table-cell table:style-name="Table1.A1" office:value-type="string">
              <text:p text:style-name="Table_20_Heading">Deliverab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Phase 1: Research &amp; Literature Review</text:span></text:p>
          </table:table-cell>
          <table:table-cell table:style-name="Table1.A1" office:value-type="string">
            <text:p text:style-name="Table_20_Contents">Understand beamforming, 5G MIMO, ML techniques, and existing models.</text:p>
          </table:table-cell>
          <table:table-cell table:style-name="Table1.A1" office:value-type="string">
            <text:p text:style-name="Table_20_Contents">IEEE papers, MATLAB docs, HFSS/CST tutorials</text:p>
          </table:table-cell>
          <table:table-cell table:style-name="Table1.A1" office:value-type="string">
            <text:p text:style-name="Table_20_Contents">Literature summary &amp; references doc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hase 2: Simulation Setup</text:span></text:p>
          </table:table-cell>
          <table:table-cell table:style-name="Table1.A1" office:value-type="string">
            <text:p text:style-name="Table_20_Contents">Create antenna/array model and simulate baseline beamforming (MRT, ZF, MMSE).</text:p>
          </table:table-cell>
          <table:table-cell table:style-name="Table1.A1" office:value-type="string">
            <text:p text:style-name="Table_20_Contents">MATLAB / HFSS / CST</text:p>
          </table:table-cell>
          <table:table-cell table:style-name="Table1.A1" office:value-type="string">
            <text:p text:style-name="Table_20_Contents">Working simulation model + performance plot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hase 3: Data Generation</text:span></text:p>
          </table:table-cell>
          <table:table-cell table:style-name="Table1.A1" office:value-type="string">
            <text:p text:style-name="Table_20_Contents">Generate datasets (channel states, beam directions, SINR, etc.) for ML model training.</text:p>
          </table:table-cell>
          <table:table-cell table:style-name="Table1.A1" office:value-type="string">
            <text:p text:style-name="Table_20_Contents">MATLAB scripting</text:p>
          </table:table-cell>
          <table:table-cell table:style-name="Table1.A1" office:value-type="string">
            <text:p text:style-name="Table_20_Contents"><text:span text:style-name="Source_20_Text">.csv</text:span> dataset with features &amp; label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hase 4: ML Model Design</text:span></text:p>
          </table:table-cell>
          <table:table-cell table:style-name="Table1.A1" office:value-type="string">
            <text:p text:style-name="Table_20_Contents">Build and train clustering + RL models to optimize beam selection.</text:p>
          </table:table-cell>
          <table:table-cell table:style-name="Table1.A1" office:value-type="string">
            <text:p text:style-name="Table_20_Contents">Python (TensorFlow/PyTorch/Scikit-learn)</text:p>
          </table:table-cell>
          <table:table-cell table:style-name="Table1.A1" office:value-type="string">
            <text:p text:style-name="Table_20_Contents">ML model + training log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hase 5: Performance Evaluation</text:span></text:p>
          </table:table-cell>
          <table:table-cell table:style-name="Table1.A1" office:value-type="string">
            <text:p text:style-name="Table_20_Contents">Compare ML vs traditional beamforming (throughput, latency, efficiency).</text:p>
          </table:table-cell>
          <table:table-cell table:style-name="Table1.A1" office:value-type="string">
            <text:p text:style-name="Table_20_Contents">MATLAB/Python</text:p>
          </table:table-cell>
          <table:table-cell table:style-name="Table1.A1" office:value-type="string">
            <text:p text:style-name="Table_20_Contents">Evaluation report + graph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hase 6: Antenna Design &amp; Fabrication</text:span></text:p>
          </table:table-cell>
          <table:table-cell table:style-name="Table1.A1" office:value-type="string">
            <text:p text:style-name="Table_20_Contents">Design, simulate, and fabricate the antenna to validate ML results.</text:p>
          </table:table-cell>
          <table:table-cell table:style-name="Table1.A1" office:value-type="string">
            <text:p text:style-name="Table_20_Contents">CST / HFSS + PCB fab</text:p>
          </table:table-cell>
          <table:table-cell table:style-name="Table1.A1" office:value-type="string">
            <text:p text:style-name="Table_20_Contents">Fabricated antenna + S11, gain, pattern data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hase 7: Integration &amp; Testing</text:span></text:p>
          </table:table-cell>
          <table:table-cell table:style-name="Table1.A1" office:value-type="string">
            <text:p text:style-name="Table_20_Contents">Connect antenna measurements with ML model (real-world dataset).</text:p>
          </table:table-cell>
          <table:table-cell table:style-name="Table1.A1" office:value-type="string">
            <text:p text:style-name="Table_20_Contents">MATLAB + VNA + Python</text:p>
          </table:table-cell>
          <table:table-cell table:style-name="Table1.A1" office:value-type="string">
            <text:p text:style-name="Table_20_Contents">Hybrid demo + documenta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hase 8: Documentation &amp; Presentation</text:span></text:p>
          </table:table-cell>
          <table:table-cell table:style-name="Table1.A1" office:value-type="string">
            <text:p text:style-name="Table_20_Contents">Write final report, slides, and defense prep.</text:p>
          </table:table-cell>
          <table:table-cell table:style-name="Table1.A1" office:value-type="string">
            <text:p text:style-name="Table_20_Contents">Word / PowerPoint</text:p>
          </table:table-cell>
          <table:table-cell table:style-name="Table1.A1" office:value-type="string">
            <text:p text:style-name="Table_20_Contents">Final thesis &amp; defense slides</text:p>
          </table:table-cell>
        </table:table-row>
      </table:table>
      <text:p text:style-name="Horizontal_20_Line"/>
      <text:h text:style-name="Heading_20_2" text:outline-level="2">⚙️ 3️⃣ Technical Approach Brainstorm (summary)</text:h>
      <text:h text:style-name="Heading_20_3" text:outline-level="3"><text:span text:style-name="Strong_20_Emphasis">A. Beamforming Simulation</text:span></text:h>
      <text:list text:style-name="L1">
        <text:list-item>
          <text:p text:style-name="P1">Start with Uniform Linear Array (ULA) model in MATLAB.</text:p>
        </text:list-item>
        <text:list-item>
          <text:p text:style-name="P1"><text:soft-page-break/>Implement classical algorithms: <text:span text:style-name="Strong_20_Emphasis">MRT</text:span>, <text:span text:style-name="Strong_20_Emphasis">ZF</text:span>, <text:span text:style-name="Strong_20_Emphasis">MMSE</text:span>.</text:p>
        </text:list-item>
        <text:list-item>
          <text:p text:style-name="P1">Collect channel response data (h, SNR, angle, beam index).</text:p>
        </text:list-item>
      </text:list>
      <text:h text:style-name="Heading_20_3" text:outline-level="3"><text:span text:style-name="Strong_20_Emphasis">B. Machine Learning Layer</text:span></text:h>
      <text:list text:style-name="L2">
        <text:list-item>
          <text:p text:style-name="P2"><text:span text:style-name="Strong_20_Emphasis">Feature input:</text:span> Channel coefficients, AoA, SNR.</text:p>
        </text:list-item>
        <text:list-item>
          <text:p text:style-name="P2"><text:span text:style-name="Strong_20_Emphasis">Label:</text:span> Optimal beam index or weight vector.</text:p>
        </text:list-item>
        <text:list-item>
          <text:p text:style-name="P2"><text:span text:style-name="Strong_20_Emphasis">ML algorithms:</text:span></text:p>
          <text:list>
            <text:list-item>
              <text:p text:style-name="P2"><text:span text:style-name="Strong_20_Emphasis">Clustering (K-Means / DBSCAN)</text:span> → Group users or channel states.</text:p>
            </text:list-item>
            <text:list-item>
              <text:p text:style-name="P2"><text:span text:style-name="Strong_20_Emphasis">Reinforcement Learning (Q-learning / DQN)</text:span> → Learn dynamic beam selection policy.</text:p>
            </text:list-item>
          </text:list>
        </text:list-item>
      </text:list>
      <text:h text:style-name="Heading_20_3" text:outline-level="3"><text:span text:style-name="Strong_20_Emphasis">C. Validation</text:span></text:h>
      <text:list text:style-name="L3">
        <text:list-item>
          <text:p text:style-name="P3">Compare SINR, throughput, latency improvements.</text:p>
        </text:list-item>
        <text:list-item>
          <text:p text:style-name="P3">Visualize beam patterns before &amp; after ML optimization.</text:p>
        </text:list-item>
      </text:list>
      <text:h text:style-name="Heading_20_3" text:outline-level="3"><text:span text:style-name="Strong_20_Emphasis">D. Hardware Phase</text:span></text:h>
      <text:list text:style-name="L4">
        <text:list-item>
          <text:p text:style-name="P4">Design a simple patch or microstrip array antenna (2–4 elements).</text:p>
        </text:list-item>
        <text:list-item>
          <text:p text:style-name="P4">Simulate in CST or HFSS → export S11 &amp; radiation pattern.</text:p>
        </text:list-item>
        <text:list-item>
          <text:p text:style-name="P4">Fabricate (FR4 PCB) → measure using VNA → compare to simulation.</text:p>
        </text:list-item>
      </text:list>
      <text:h text:style-name="Heading_20_3" text:outline-level="3"><text:span text:style-name="Strong_20_Emphasis">E. Integration</text:span></text:h>
      <text:list text:style-name="L5">
        <text:list-item>
          <text:p text:style-name="P5">Feed measured data into ML model for real-world training.</text:p>
        </text:list-item>
        <text:list-item>
          <text:p text:style-name="P5">Validate on physical antenna performance.</text:p>
        </text:list-item>
      </text:list>
      <text:p text:style-name="Horizontal_20_Line"/>
      <text:h text:style-name="Heading_20_2" text:outline-level="2">🗺️ 4️⃣ Mapping in ClickUp</text:h>
      <text:p text:style-name="Text_20_body">Here’s how to set up the <text:span text:style-name="Strong_20_Emphasis">ClickUp workspace</text:span> for maximum clarity.</text:p>
      <text:h text:style-name="Heading_20_3" text:outline-level="3">⚡ Space:</text:h>
      <text:p text:style-name="Text_20_body"><text:span text:style-name="Strong_20_Emphasis">Project Name:</text:span> ML-Based Beamforming for Smart Antenna (FYP)</text:p>
      <text:h text:style-name="Heading_20_3" text:outline-level="3">📁 Folders:</text:h>
      <text:list text:style-name="L6">
        <text:list-item>
          <text:p text:style-name="P6"><text:span text:style-name="Strong_20_Emphasis">Simulation</text:span></text:p>
        </text:list-item>
        <text:list-item>
          <text:p text:style-name="P6"><text:span text:style-name="Strong_20_Emphasis">Machine Learning</text:span></text:p>
        </text:list-item>
        <text:list-item>
          <text:p text:style-name="P6"><text:span text:style-name="Strong_20_Emphasis">Fabrication</text:span></text:p>
        </text:list-item>
        <text:list-item>
          <text:p text:style-name="P6"><text:soft-page-break/><text:span text:style-name="Strong_20_Emphasis">Documentation</text:span></text:p>
        </text:list-item>
        <text:list-item>
          <text:p text:style-name="P6"><text:span text:style-name="Strong_20_Emphasis">Management</text:span></text:p>
        </text:list-item>
      </text:list>
      <text:p text:style-name="Horizontal_20_Line"/>
      <text:h text:style-name="Heading_20_3" text:outline-level="3">📋 Lists &amp; Example Tasks</text:h>
      <text:h text:style-name="Heading_20_4" text:outline-level="4"><text:span text:style-name="Strong_20_Emphasis">Folder: Simulation</text:span></text:h>
      <text:list text:style-name="L7">
        <text:list-item>
          <text:p text:style-name="P7"><text:span text:style-name="Strong_20_Emphasis">List: Baseline Beamforming</text:span></text:p>
          <text:list>
            <text:list-item>
              <text:p text:style-name="P7">Task: Implement MRT algorithm in MATLAB</text:p>
            </text:list-item>
            <text:list-item>
              <text:p text:style-name="P7">Task: Add ZF and MMSE beamforming scripts</text:p>
            </text:list-item>
            <text:list-item>
              <text:p text:style-name="P7">Task: Generate SINR and throughput plots</text:p>
            </text:list-item>
          </text:list>
        </text:list-item>
        <text:list-item>
          <text:p text:style-name="P7"><text:span text:style-name="Strong_20_Emphasis">List: Dataset Preparation</text:span></text:p>
          <text:list>
            <text:list-item>
              <text:p text:style-name="P7">Task: Simulate 1000+ channel samples</text:p>
            </text:list-item>
            <text:list-item>
              <text:p text:style-name="P7">Task: Export dataset for ML model</text:p>
            </text:list-item>
            <text:list-item>
              <text:p text:style-name="P7">Task: Validate dataset consistency</text:p>
            </text:list-item>
          </text:list>
        </text:list-item>
      </text:list>
      <text:h text:style-name="Heading_20_4" text:outline-level="4"><text:span text:style-name="Strong_20_Emphasis">Folder: Machine Learning</text:span></text:h>
      <text:list text:style-name="L8">
        <text:list-item>
          <text:p text:style-name="P8"><text:span text:style-name="Strong_20_Emphasis">List: Model Training</text:span></text:p>
          <text:list>
            <text:list-item>
              <text:p text:style-name="P8">Task: Create feature engineering script</text:p>
            </text:list-item>
            <text:list-item>
              <text:p text:style-name="P8">Task: Implement K-Means clustering model</text:p>
            </text:list-item>
            <text:list-item>
              <text:p text:style-name="P8">Task: Train Q-Learning agent</text:p>
            </text:list-item>
          </text:list>
        </text:list-item>
        <text:list-item>
          <text:p text:style-name="P8"><text:span text:style-name="Strong_20_Emphasis">List: Evaluation</text:span></text:p>
          <text:list>
            <text:list-item>
              <text:p text:style-name="P8">Task: Compare ML vs MRT/ZF performance</text:p>
            </text:list-item>
            <text:list-item>
              <text:p text:style-name="P8">Task: Generate confusion matrix and accuracy plots</text:p>
            </text:list-item>
          </text:list>
        </text:list-item>
      </text:list>
      <text:h text:style-name="Heading_20_4" text:outline-level="4"><text:span text:style-name="Strong_20_Emphasis">Folder: Fabrication</text:span></text:h>
      <text:list text:style-name="L9">
        <text:list-item>
          <text:p text:style-name="P9"><text:span text:style-name="Strong_20_Emphasis">List: Design</text:span></text:p>
          <text:list>
            <text:list-item>
              <text:p text:style-name="P9">Task: Create antenna geometry in CST</text:p>
            </text:list-item>
            <text:list-item>
              <text:p text:style-name="P9">Task: Simulate S11 &amp; gain pattern</text:p>
            </text:list-item>
          </text:list>
        </text:list-item>
        <text:list-item>
          <text:p text:style-name="P9"><text:span text:style-name="Strong_20_Emphasis">List: Build</text:span></text:p>
          <text:list>
            <text:list-item>
              <text:p text:style-name="P9">Task: Generate Gerber files</text:p>
            </text:list-item>
            <text:list-item>
              <text:p text:style-name="P9">Task: Send to PCB fab</text:p>
            </text:list-item>
            <text:list-item>
              <text:p text:style-name="P9">Task: Measure S11 with VNA</text:p>
            </text:list-item>
          </text:list>
        </text:list-item>
      </text:list>
      <text:h text:style-name="Heading_20_4" text:outline-level="4"><text:soft-page-break/><text:span text:style-name="Strong_20_Emphasis">Folder: Documentation</text:span></text:h>
      <text:list text:style-name="L10">
        <text:list-item>
          <text:p text:style-name="P10">Task: Literature review summary</text:p>
        </text:list-item>
        <text:list-item>
          <text:p text:style-name="P10">Task: Mid-proposal report</text:p>
        </text:list-item>
        <text:list-item>
          <text:p text:style-name="P10">Task: Final report draft</text:p>
        </text:list-item>
        <text:list-item>
          <text:p text:style-name="P10">Task: Slide deck prep</text:p>
        </text:list-item>
        <text:list-item>
          <text:p text:style-name="P10">Task: Defense rehearsal</text:p>
        </text:list-item>
      </text:list>
      <text:h text:style-name="Heading_20_4" text:outline-level="4"><text:span text:style-name="Strong_20_Emphasis">Folder: Management</text:span></text:h>
      <text:list text:style-name="L11">
        <text:list-item>
          <text:p text:style-name="P11">Task: Weekly progress update</text:p>
        </text:list-item>
        <text:list-item>
          <text:p text:style-name="P11">Task: Backup code to GitHub</text:p>
        </text:list-item>
        <text:list-item>
          <text:p text:style-name="P11">Task: Submit data to supervisor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2T16:53:48.408983824</meta:creation-date>
    <dc:date>2025-10-22T16:55:00.181650037</dc:date>
    <meta:editing-duration>PT1M12S</meta:editing-duration>
    <meta:editing-cycles>1</meta:editing-cycles>
    <meta:document-statistic meta:table-count="1" meta:image-count="0" meta:object-count="0" meta:page-count="4" meta:paragraph-count="106" meta:word-count="613" meta:character-count="3812" meta:non-whitespace-character-count="3356"/>
    <meta:generator>LibreOffice/25.8.1.1$Linux_X86_64 LibreOffice_project/580$Build-1</meta:generator>
  </office:meta>
</office:document-meta>
</file>